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3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4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5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6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7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8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9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0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1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32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3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3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3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5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1">Period of a Spring</text:p>
          </table:table-cell>
          <table:covered-table-cell/>
          <table:table-cell table:style-name="Table1.C37" office:value-type="string">
            <text:p text:style-name="P5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6">Impulse</text:p>
          </table:table-cell>
          <table:covered-table-cell/>
          <table:table-cell table:style-name="Table1.C37" office:value-type="string">
            <text:p text:style-name="P5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6">Momentum</text:p>
          </table:table-cell>
          <table:covered-table-cell/>
          <table:table-cell table:style-name="Table1.C37" office:value-type="string">
            <text:p text:style-name="P5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6">Conservation of Momentum</text:p>
          </table:table-cell>
          <table:covered-table-cell/>
          <table:table-cell table:style-name="Table1.C37" office:value-type="string">
            <text:p text:style-name="P5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1">Period of a Pendulum</text:p>
          </table:table-cell>
          <table:covered-table-cell/>
          <table:table-cell table:style-name="Table1.C37" office:value-type="string">
            <text:p text:style-name="P5"><draw:frame draw:style-name="fr1" draw:name="Object16" text:anchor-type="as-char" svg:y="-0.2783in" svg:width="0.8508in" svg:height="0.428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15">Centripetal Acceleration</text:p>
          </table:table-cell>
          <table:covered-table-cell/>
          <table:table-cell table:style-name="Table1.C21" office:value-type="string">
            <text:p text:style-name="P5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13">Centripetal Force</text:p>
          </table:table-cell>
          <table:covered-table-cell/>
          <table:table-cell table:style-name="Table1.C37" office:value-type="string">
            <text:p text:style-name="P5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2">Universal Gravitation</text:p>
          </table:table-cell>
          <table:covered-table-cell/>
          <table:table-cell table:style-name="Table1.C37" office:value-type="string">
            <text:p text:style-name="P5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6">Kepler's Laws</text:p>
          </table:table-cell>
          <table:table-cell table:style-name="Table1.B26" office:value-type="string">
            <text:p text:style-name="P16"><text:span text:style-name="T3">1</text:span><text:span text:style-name="T2">st</text:span><text:span text:style-name="T3"> Law: </text:span>Eccentricity</text:p>
          </table:table-cell>
          <table:table-cell table:style-name="Table1.C37" office:value-type="string">
            <text:p text:style-name="P28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8"><text:span text:style-name="T3">2</text:span><text:span text:style-name="T2">nd</text:span><text:span text:style-name="T3"> Law: </text:span>Equal Areas in Equal Time</text:p>
          </table:table-cell>
          <table:table-cell table:style-name="Table1.C37" office:value-type="string">
            <text:p text:style-name="P13"><draw:frame draw:style-name="fr1" draw:name="Object21" text:anchor-type="as-char" svg:y="-0.2445in" svg:width="1.4425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3</text:span><text:span text:style-name="T2">rd</text:span><text:span text:style-name="T3"> Law: </text:span>Orbital Period and average orbital radius</text:p>
          </table:table-cell>
          <table:table-cell table:style-name="Table1.C37" office:value-type="string">
            <text:p text:style-name="P13"><draw:frame draw:style-name="fr1" draw:name="Object20" text:anchor-type="as-char" svg:y="-0.2929in" svg:width="0.9374in" svg:height="0.4902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0">Frequency and Period</text:p>
          </table:table-cell>
          <table:covered-table-cell/>
          <table:table-cell table:style-name="Table1.C37" office:value-type="string">
            <text:p text:style-name="P30"><draw:frame draw:style-name="fr1" draw:name="Object38" text:anchor-type="as-char" svg:y="-0.2437in" svg:width="0.4417in" svg:height="0.3929in" draw:z-index="3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29">Velocity of a <text:span text:style-name="T4">W</text:span>ave</text:p>
          </table:table-cell>
          <table:covered-table-cell/>
          <table:table-cell table:style-name="Table1.C37" office:value-type="string">
            <text:p text:style-name="P5"><draw:frame draw:style-name="fr1" draw:name="Object37" text:anchor-type="as-char" svg:y="-0.1484in" svg:width="0.4925in" svg:height="0.1846in" draw:z-index="3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1">Constructive Interference</text:p>
          </table:table-cell>
          <table:covered-table-cell/>
          <table:table-cell table:style-name="Table1.C37" office:value-type="string">
            <text:p text:style-name="P32"><draw:frame draw:style-name="fr1" draw:name="Object39" text:anchor-type="as-char" svg:y="-0.1484in" svg:width="0.828in" svg:height="0.1839in" draw:z-index="35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33" table:number-columns-spanned="2" office:value-type="string">
            <text:p text:style-name="P31">Destructive Interference</text:p>
          </table:table-cell>
          <table:covered-table-cell/>
          <table:table-cell table:style-name="Table1.C37" office:value-type="string">
            <text:p text:style-name="P5"><draw:frame draw:style-name="fr1" draw:name="Object40" text:anchor-type="as-char" svg:y="-0.2445in" svg:width="1.1756in" svg:height="0.3937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33" table:number-columns-spanned="2" office:value-type="string">
            <text:p text:style-name="P31">Resonance (both open or closed)</text:p>
          </table:table-cell>
          <table:covered-table-cell/>
          <table:table-cell table:style-name="Table1.C37" office:value-type="string">
            <text:p text:style-name="P5"><draw:frame draw:style-name="fr1" draw:name="Object41" text:anchor-type="as-char" svg:y="-0.2437in" svg:width="0.5465in" svg:height="0.3929in" draw:z-index="37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1">Resonance (One side open)</text:p>
          </table:table-cell>
          <table:covered-table-cell/>
          <table:table-cell table:style-name="Table1.C37" office:value-type="string">
            <text:p text:style-name="P5"><draw:frame draw:style-name="fr1" draw:name="Object42" text:anchor-type="as-char" svg:y="-0.2437in" svg:width="0.5465in" svg:height="0.3929in" draw:z-index="38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33" table:number-columns-spanned="2" office:value-type="string">
            <text:p text:style-name="P27">Doppler Shift for <text:span text:style-name="T4">S</text:span>ound </text:p>
          </table:table-cell>
          <table:covered-table-cell/>
          <table:table-cell table:style-name="Table1.C37" office:value-type="string">
            <text:p text:style-name="P5"><draw:frame draw:style-name="fr1" draw:name="Object22" text:anchor-type="as-char" svg:y="-0.2693in" svg:width="1.0165in" svg:height="0.4429in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34" table:number-columns-spanned="2" office:value-type="string">
            <text:p text:style-name="P27">Index of <text:span text:style-name="T5">Refraction</text:span></text:p>
          </table:table-cell>
          <table:covered-table-cell/>
          <table:table-cell table:style-name="Table1.C37" office:value-type="string">
            <text:p text:style-name="P5"><draw:frame draw:style-name="fr1" draw:name="Object23" text:anchor-type="as-char" svg:y="-0.2445in" svg:width="0.5016in" svg:height="0.4189in" draw:z-index="4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7">Snell's Law</text:p>
          </table:table-cell>
          <table:covered-table-cell/>
          <table:table-cell table:style-name="Table1.C37" office:value-type="string">
            <text:p text:style-name="P5"><draw:frame draw:style-name="fr1" draw:name="Object24" text:anchor-type="as-char" svg:y="-0.1484in" svg:width="1.1874in" svg:height="0.2098in" draw:z-index="4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35">Lens Equation</text:p>
          </table:table-cell>
          <table:covered-table-cell/>
          <table:table-cell table:style-name="Table1.C37" office:value-type="string">
            <text:p text:style-name="P5"><draw:frame draw:style-name="fr2" draw:name="Object45" text:anchor-type="as-char" svg:y="-0.2437in" svg:width="0.6874in" svg:height="0.3929in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3">Resistors in Series</text:p>
          </table:table-cell>
          <table:covered-table-cell/>
          <table:table-cell table:style-name="Table1.C37" office:value-type="string">
            <text:p text:style-name="P5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3">Resistors in Parallel</text:p>
          </table:table-cell>
          <table:covered-table-cell/>
          <table:table-cell table:style-name="Table1.C42" office:value-type="string">
            <text:p text:style-name="P5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3">Ohm's Law</text:p>
          </table:table-cell>
          <table:covered-table-cell/>
          <table:table-cell table:style-name="Table1.C42" office:value-type="string">
            <text:p text:style-name="P5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3">Definition of Resistance</text:p>
          </table:table-cell>
          <table:covered-table-cell/>
          <table:table-cell table:style-name="Table1.C42" office:value-type="string">
            <text:p text:style-name="P14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4">Electrical Power</text:p>
          </table:table-cell>
          <table:covered-table-cell/>
          <table:table-cell table:style-name="Table1.C42" office:value-type="string">
            <text:p text:style-name="P5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31"/>
          </table:table-cell>
          <table:covered-table-cell/>
          <table:table-cell table:style-name="Table1.C42" office:value-type="string">
            <text:p text:style-name="P5"/>
          </table:table-cell>
        </table:table-row>
        <table:table-row>
          <table:table-cell table:style-name="Table1.A43" table:number-columns-spanned="2" office:value-type="string">
            <text:p text:style-name="P31"/>
          </table:table-cell>
          <table:covered-table-cell/>
          <table:table-cell table:style-name="Table1.C43" office:value-type="string">
            <text:p text:style-name="P5"/>
          </table:table-cell>
        </table:table-row>
      </table:table>
      <text:p text:style-name="P1"/>
      <text:p text:style-name="P1"/>
      <text:p text:style-name="P3"><text:soft-page-break/>Constants:</text:p>
      <text:p text:style-name="P3"/>
      <text:p text:style-name="P3"><draw:frame draw:style-name="fr1" draw:name="Object35" text:anchor-type="as-char" svg:y="-0.172in" svg:width="1.1571in" svg:height="0.2327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><draw:frame draw:style-name="fr1" draw:name="Object43" text:anchor-type="as-char" svg:y="-0.1484in" svg:width="1.0965in" svg:height="0.2098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3-04T07:15:44.074754709</dc:date>
    <meta:editing-duration>PT1H16M42S</meta:editing-duration>
    <meta:editing-cycles>67</meta:editing-cycles>
    <meta:generator>LibreOffice/4.2.1.1$Linux_X86_64 LibreOffice_project/26a1723cf76a13083d95d000339db660a19140b7</meta:generator>
    <meta:print-date>2014-01-22T08:14:58.391864975</meta:print-date>
    <meta:document-statistic meta:table-count="1" meta:image-count="0" meta:object-count="45" meta:page-count="3" meta:paragraph-count="85" meta:word-count="121" meta:character-count="816" meta:non-whitespace-character-count="734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>
  <semantics>
    <mrow>
      <mrow>
        <msub>
          <mi>T</mi>
          <mi>p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p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1</mn>
                </msub>
              </mrow>
              <mo stretchy="false">)</mo>
            </mrow>
            <mn>3</mn>
          </msup>
        </mfrac>
        <mo stretchy="false">=</mo>
        <mfrac>
          <m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2</mn>
                </msub>
              </mrow>
              <mo stretchy="false">)</mo>
            </mrow>
            <mn>3</mn>
          </msup>
        </mfrac>
      </mrow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sub>
        <mi>r</mi>
        <mn>1</mn>
      </msub>
      <mrow>
        <msub>
          <mi>v</mi>
          <mn>1</mn>
        </msub>
        <mo stretchy="false">=</mo>
        <mfrac>
          <mn>1</mn>
          <mn>2</mn>
        </mfrac>
      </mrow>
      <msub>
        <mi>r</mi>
        <mn>2</mn>
      </msub>
      <msub>
        <mi>v</mi>
        <mn>2</mn>
      </msub>
    </mrow>
    <annotation encoding="StarMath 5.0">ΔA over Δt = 1 over 2 r sub 1 v sub 1 = 1 over 2 r sub 2 v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